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text-properties fo:color="#ffffff" style:font-name="Segoe UI" fo:font-size="26pt" fo:text-shadow="1pt 1pt" style:font-size-asian="26pt" style:font-size-complex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000000" style:font-name="Segoe UI1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774cm" svg:x="1.524cm" svg:y="1.016cm">
          <draw:text-box>
            <text:p text:style-name="P1"><text:span text:style-name="T1">Old Testament Reading</text:span></text:p>
            <text:p text:style-name="P1"><text:span text:style-name="T2">Isaiah 61:10 – 62:3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4" draw:layer="layout" svg:width="25.146cm" svg:height="7.766cm" svg:x="1.524cm" svg:y="0.762cm">
          <draw:text-box>
            <text:p text:style-name="P3"><text:span text:style-name="T4">10</text:span><text:span text:style-name="T5"> </text:span><text:span text:style-name="T6">I will greatly rejoice in the L</text:span><text:span text:style-name="T7">ORD</text:span><text:span text:style-name="T6">; my soul shall exult in my God, for he has clothed me with the garments of salvation; he has covered me with the robe of righteousness, as a bridegroom decks himself like a priest with a beautiful headdress,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146cm" svg:height="9.269cm" svg:x="1.545cm" svg:y="0.787cm">
          <draw:text-box>
            <text:p text:style-name="P3"><text:span text:style-name="T6">and as a bride adorns herself with her jewels.</text:span></text:p>
            <text:p text:style-name="P3"><text:span text:style-name="T4">11</text:span><text:span text:style-name="T5"> </text:span><text:span text:style-name="T6">For as the earth brings forth its sprouts,</text:span></text:p>
            <text:p text:style-name="P5"><text:span text:style-name="T6">and as a garden causes what is sown in it to sprout up, so the Lord G</text:span><text:span text:style-name="T7">OD</text:span><text:span text:style-name="T6"> will cause righteousness and praise to sprout up before all the nations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4" draw:layer="layout" svg:width="25.146cm" svg:height="6.263cm" svg:x="1.524cm" svg:y="1.016cm">
          <draw:text-box>
            <text:p text:style-name="P6"><text:span text:style-name="T4">1</text:span><text:span text:style-name="T5"> </text:span><text:span text:style-name="T6">For Zion’s sake I will not keep silent, and for Jerusalem’s sake I will not be quiet, until her righteousness goes forth as brightness, and her salvation as a burning torch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4" draw:layer="layout" svg:width="25.146cm" svg:height="6.263cm" svg:x="1.524cm" svg:y="1.016cm">
          <draw:text-box>
            <text:p text:style-name="P6"><text:span text:style-name="T4">2</text:span><text:span text:style-name="T5"> </text:span><text:span text:style-name="T6">The nations shall see your righteousness,</text:span></text:p>
            <text:p text:style-name="P6"><text:span text:style-name="T6">and all the kings your glory, and you shall be called by a new name that the mouth of the L</text:span><text:span text:style-name="T7">ORD</text:span><text:span text:style-name="T6"> will give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4" draw:layer="layout" svg:width="25.146cm" svg:height="5.975cm" svg:x="1.524cm" svg:y="1.016cm">
          <draw:text-box>
            <text:p text:style-name="P5"><text:span text:style-name="T7"><text:s/></text:span><text:span text:style-name="T4">3</text:span><text:span text:style-name="T7"> </text:span><text:span text:style-name="T6">You shall be a crown of beauty in the hand of the L</text:span><text:span text:style-name="T7">ORD</text:span><text:span text:style-name="T6">, and a royal diadem in the hand of your God.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4:38:23.069000000</meta:creation-date>
    <dc:title>Hymn template</dc:title>
    <meta:editing-duration>PT2M17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24T14:50:51.318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4-12-24T14:38:18.608000000"/>
  </office:meta>
</office:document-meta>
</file>